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Constraint.create( String definition , Nam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eConstraint.DateConstraint( String defini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ValueConstraint.ValueConstraint( String qualifie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Constraint.NumericConstraint( String defini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ValueConstraint.create( int type , String qualifiedDefini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alueConstraint.getQualifie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straint.check( Q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ferenceConstraint.getDefinition(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Constraint.getDefinition( NamePath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ueConstrai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Constraint.getDefinition(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Constraint.create( int type , String definition , NamePathResolver resolv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eConstraint.check( Calendar c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athConstraint.check( QValue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ValueConstraint.checkValueConstraints( QPropertyDefinition pd , QValue [ ] valu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umericConstraint.check( double numb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ringConstraint.check( Q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ferenceConstraint.check( Q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ngConstraint.StringConstraint( String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Constraint.create( String definition , Nam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Constraint.PathConstraint( String qualifiedDefinition , Path path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Constraint.check( QValu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Constraint.NameConstraint( String qualifiedDefinition ,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ericConstraint.check( QValue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ameConstraint.create( String qualifie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onstraint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Constraint.getDefinition(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straint.BooleanConstraint( String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erenceConstraint.ReferenceConstraint( String qualifiedDefinition ,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Constraint.create( String definition , Path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ferenceConstraint.create( String qualified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straint.create( String qualified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Constraint.check( QValu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